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479cm" fo:min-width="3.092cm"/>
    </style:style>
    <style:style style:name="gr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479cm" fo:min-width="2.906cm"/>
    </style:style>
    <style:style style:name="gr8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38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857cm" svg:height="0.635cm" svg:x="6.55cm" svg:y="2.83cm">
          <text:p text:style-name="P1"><text:span text:style-name="T1">DSD_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5" draw:id="id5" draw:layer="layout" svg:width="3.392cm" svg:height="0.635cm" svg:x="1.152cm" svg:y="5.245cm">
          <text:p text:style-name="P1"><text:span text:style-name="T2">DSD_Gaussia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693cm" svg:height="0.635cm" svg:x="11.477cm" svg:y="0.39cm">
          <text:p text:style-name="P1"><text:span text:style-name="T1">DS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175cm" svg:height="0.635cm" svg:x="16.075cm" svg:y="2.805cm">
          <text:p text:style-name="P1"><text:span text:style-name="T1">DSD_MO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6" draw:id="id6" draw:layer="layout" svg:width="3.175cm" svg:height="0.635cm" svg:x="4.862cm" svg:y="5.245cm">
          <text:p text:style-name="P1"><text:span text:style-name="T2">DSD_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7" draw:id="id7" draw:layer="layout" svg:width="3.81cm" svg:height="0.635cm" svg:x="8.354cm" svg:y="5.245cm">
          <text:p text:style-name="P1"><text:span text:style-name="T2">DSD_ReadCSV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9" draw:id="id9" draw:layer="layout" svg:width="3.81cm" svg:height="0.635cm" svg:x="14.535cm" svg:y="5.245cm">
          <text:p text:style-name="P1"><text:span text:style-name="T2">DSD_RandomRBF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0.952cm" svg:height="0.61cm" svg:x="12.265cm" svg:y="1.023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4" draw:id="id4" draw:layer="layout" svg:width="0.952cm" svg:height="0.61cm" svg:x="7.526cm" svg:y="3.47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7.978cm" svg:y1="2.83cm" svg:x2="12.741cm" svg:y2="1.633cm" draw:start-shape="id1" draw:start-glue-point="0" draw:end-shape="id2" draw:end-glue-point="7" svg:d="M7978 2830v-598h4763v-599" svg:viewBox="0 0 4764 1198">
          <text:p/>
        </draw:connector>
        <draw:connector draw:style-name="gr3" draw:text-style-name="P1" draw:layer="layout" draw:line-skew="0.019cm" svg:x1="17.662cm" svg:y1="2.805cm" svg:x2="12.741cm" svg:y2="1.633cm" draw:start-shape="id3" draw:start-glue-point="0" draw:end-shape="id2" draw:end-glue-point="7" svg:d="M17662 2805v-567h-4921v-605" svg:viewBox="0 0 4922 1173">
          <text:p/>
        </draw:connector>
        <draw:connector draw:style-name="gr3" draw:text-style-name="P1" draw:layer="layout" svg:x1="8.002cm" svg:y1="4.089cm" svg:x2="2.848cm" svg:y2="5.245cm" draw:start-shape="id4" draw:start-glue-point="7" draw:end-shape="id5" draw:end-glue-point="0" svg:d="M8002 4089v578h-5154v578" svg:viewBox="0 0 5155 1157">
          <text:p/>
        </draw:connector>
        <draw:connector draw:style-name="gr3" draw:text-style-name="P1" draw:layer="layout" svg:x1="8.002cm" svg:y1="4.089cm" svg:x2="6.449cm" svg:y2="5.245cm" draw:start-shape="id4" draw:start-glue-point="7" draw:end-shape="id6" draw:end-glue-point="0" svg:d="M8002 4089v578h-1553v578" svg:viewBox="0 0 1554 1157">
          <text:p/>
        </draw:connector>
        <draw:connector draw:style-name="gr3" draw:text-style-name="P1" draw:layer="layout" svg:x1="8.002cm" svg:y1="4.089cm" svg:x2="10.259cm" svg:y2="5.245cm" draw:start-shape="id4" draw:start-glue-point="7" draw:end-shape="id7" svg:d="M8002 4089v578h2257v578" svg:viewBox="0 0 2258 1157">
          <text:p/>
        </draw:connector>
        <draw:connector draw:style-name="gr3" draw:text-style-name="P1" draw:layer="layout" svg:x1="17.704cm" svg:y1="4.05cm" svg:x2="16.44cm" svg:y2="5.245cm" draw:start-shape="id8" draw:start-glue-point="7" draw:end-shape="id9" draw:end-glue-point="0" svg:d="M17704 4050v598h-1264v597" svg:viewBox="0 0 1265 1196">
          <text:p/>
        </draw:connector>
        <draw:custom-shape draw:style-name="gr2" draw:text-style-name="P1" xml:id="id8" draw:id="id8" draw:layer="layout" svg:width="0.952cm" svg:height="0.61cm" svg:x="17.228cm" svg:y="3.4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10" draw:id="id10" draw:layer="layout" svg:width="1.269cm" svg:height="0.635cm" svg:x="12.466cm" svg:y="5.245cm">
          <text:p text:style-name="P1"><text:span text:style-name="T1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" draw:id="id11" draw:layer="layout" svg:width="1.269cm" svg:height="0.635cm" svg:x="18.616cm" svg:y="5.245cm">
          <text:p text:style-name="P1"><text:span text:style-name="T1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8.002cm" svg:y1="4.089cm" svg:x2="13.1cm" svg:y2="5.245cm" draw:start-shape="id4" draw:start-glue-point="7" draw:end-shape="id10" draw:end-glue-point="0" svg:d="M8002 4089v578h5098v578" svg:viewBox="0 0 5099 1157">
          <text:p/>
        </draw:connector>
        <draw:connector draw:style-name="gr4" draw:text-style-name="P1" draw:layer="layout" svg:x1="17.704cm" svg:y1="4.05cm" svg:x2="19.25cm" svg:y2="5.245cm" draw:start-shape="id8" draw:start-glue-point="7" draw:end-shape="id11" draw:end-glue-point="0" svg:d="M17704 4050v598h1546v597" svg:viewBox="0 0 1547 1196">
          <text:p/>
        </draw:connector>
        <draw:custom-shape draw:style-name="gr5" draw:text-style-name="P1" draw:layer="layout" svg:width="0.318cm" svg:height="3.355cm" svg:x="20.275cm" svg:y="0.39cm">
          <text:p/>
          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5" draw:text-style-name="P1" draw:layer="layout" svg:width="0.318cm" svg:height="2.39cm" svg:x="20.275cm" svg:y="3.96cm">
          <text:p/>
          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6" draw:text-style-name="P4" draw:layer="layout" svg:width="3.592cm" svg:height="0.729cm" draw:transform="rotate (1.5707963267949) translate (20.593cm 3.745cm)">
          <draw:text-box>
            <text:p><text:span text:style-name="T3">Abstract classes</text:span></text:p>
          </draw:text-box>
        </draw:frame>
        <draw:frame draw:style-name="gr7" draw:text-style-name="P4" draw:layer="layout" svg:width="3.406cm" svg:height="0.729cm" draw:transform="rotate (1.5707963267949) translate (20.646cm 6.915cm)">
          <draw:text-box>
            <text:p><text:span text:style-name="T3">Implementation</text:span></text:p>
          </draw:text-box>
        </draw:frame>
        <draw:custom-shape draw:style-name="gr8" draw:text-style-name="P1" draw:layer="layout" svg:width="5.673cm" svg:height="4.955cm" svg:x="14.33cm" svg:y="1.752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.881cm" svg:height="0.729cm" svg:x="15.979cm" svg:y="6.02cm">
          <draw:text-box>
            <text:p><text:span text:style-name="T2">streamMO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 draw:fill-image-width="0cm" draw:fill-image-height="0cm" draw:shadow-offset-x="0.305cm" draw:shadow-offset-y="0.305cm"/>
      <style:text-properties fo:color="#00000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971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Hahsler</meta:initial-creator>
    <meta:creation-date>2011-07-22T14:22:39</meta:creation-date>
    <dc:date>2014-12-11T10:04:04.431049753</dc:date>
    <meta:editing-duration>PT1H18M</meta:editing-duration>
    <meta:editing-cycles>16</meta:editing-cycles>
    <meta:generator>LibreOffice/4.3.3.2$Linux_X86_64 LibreOffice_project/430m0$Build-2</meta:generator>
    <dc:creator>Michael Hahsler</dc:creator>
    <meta:document-statistic meta:object-count="26"/>
  </office:meta>
</office:document-meta>
</file>